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e952d" officeooo:paragraph-rsid="000e952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Header">
      <style:paragraph-properties fo:text-align="end" style:justify-single-word="false"/>
      <style:text-properties officeooo:rsid="0006124d" officeooo:paragraph-rsid="000612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arty Bias Clustering of US Legislators</text:p>
      <text:p text:style-name="P3"/>
      <text:p text:style-name="P3">Our project focuses on analyzing the language used by US legislators. We want to know how their language varies by party and state. We also want to know how their language changes over time.</text:p>
      <text:p text:style-name="P1"/>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MP1" style:family="paragraph" style:parent-style-name="Header">
      <style:paragraph-properties fo:text-align="end" style:justify-single-word="false"/>
      <style:text-properties officeooo:rsid="0006124d" officeooo:paragraph-rsid="0006124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initial-creator/>Katherine Olson</text:p>
        <text:p text:style-name="MP1"><text:initial-creator/>Graham Smith</text:p>
        <text:p text:style-name="MP1"><text:initial-creator/>Randall White</text:p>
      </style:header>
      <style:footer>
        <table:table table:name="Table1" table:style-name="Table1">
          <table:table-column table:style-name="Table1.A" table:number-columns-repeated="2"/>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6:07:06.224301516</meta:creation-date>
    <dc:date>2017-06-05T16:15:52.742071701</dc:date>
    <meta:editing-duration>PT8M42S</meta:editing-duration>
    <meta:editing-cycles>8</meta:editing-cycles>
    <meta:generator>LibreOffice/5.1.6.2$Linux_X86_64 LibreOffice_project/10m0$Build-2</meta:generator>
    <meta:document-statistic meta:table-count="1" meta:image-count="0" meta:object-count="0" meta:page-count="2" meta:paragraph-count="6" meta:word-count="47" meta:character-count="277" meta:non-whitespace-character-count="236"/>
  </office:meta>
</office:document-meta>
</file>